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font-name="Verdan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Verdana" fo:font-weight="bold" style:font-weight-asian="bold" style:font-weight-complex="bold"/>
    </style:style>
    <style:style style:name="T11" style:family="text">
      <style:text-properties style:font-name="Verdana" fo:font-weight="normal" style:font-weight-asian="normal" style:font-weight-complex="normal"/>
    </style:style>
    <style:style style:name="T12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Shell-Skripte Teil 4a</text:span><text:span text:style-name="T10"><text:line-break/><text:line-break/><text:line-break/></text:span><text:span text:style-name="T11">Bisher haben wir /bin/bash als Interpreter in die shebangzeile geschrieben.<text:line-break/>Andere sind ebenfalls möglich. Probieren Sie </text:span><text:span text:style-name="T12">#!/bin/sh<text:line-break/><text:line-break/></text:span><text:a xlink:type="simple" xlink:href="https://de.wikipedia.org/wiki/Interpreter" text:style-name="Internet_20_link" text:visited-style-name="Visited_20_Internet_20_Link"><text:span text:style-name="T13">https://de.wikipedia.org/wiki/Interpreter</text:span></text:a><text:span text:style-name="T12"><text:line-break/></text:span><text:a xlink:type="simple" xlink:href="https://de.wikipedia.org/wiki/Shebang" text:style-name="Internet_20_link" text:visited-style-name="Visited_20_Internet_20_Link"><text:span text:style-name="T13">https://de.wikipedia.org/wiki/Shebang</text:span></text:a><text:span text:style-name="T12"><text:line-break/></text:span><text:span text:style-name="T11"><text:line-break/></text:span><text:span text:style-name="T12">nano welt<text:tab/><text:tab/></text:span><text:span text:style-name="T13">#Mit nano (oder vi) die Datei welt erstellen/öffnen<text:line-break/></text:span><text:span text:style-name="T12"><text:line-break/>#!/bin/sh<text:tab/><text:tab/></text:span><text:span text:style-name="T13">#Es kommt eine ausführbare Datei, bin/sh dafür nutzen</text:span><text:span text:style-name="T12"><text:line-break/>echo „Hallo Welt“<text:tab/></text:span><text:span text:style-name="T13">#gibt Hallo Welt auf dem Bildschirm aus </text:span><text:span text:style-name="T11"><text:line-break/><text:line-break/></text:span><text:span text:style-name="T12">chmod 777 welt<text:tab/></text:span><text:span text:style-name="T13">#Berechtigung auf alle dürfen alles setzten</text:span><text:span text:style-name="T11"><text:line-break/>./welt<text:tab/><text:tab/><text:tab/>#startet wieder das Skript.<text:line-break/><text:line-break/><text:line-break/>Selbstverständlich können wir hier auch Befehle mit ; trennen.<text:line-break/><text:line-break/></text:span><text:span text:style-name="T12">nano welten<text:tab/></text:span><text:span text:style-name="T13">#Mit nano (oder vi) die Datei welten erstellen/öffnen</text:span><text:span text:style-name="T12"><text:line-break/><text:line-break/>#!/bin/sh<text:tab/><text:tab/></text:span><text:span text:style-name="T13">#Es kommt eine ausführbare Datei, bin/sh dafür nutzen</text:span><text:span text:style-name="T12"><text:line-break/>echo „Hallo Welt“ ; echo „Hallo Mond“ ; echo „Hallo Mars“ #Wenn wir mit der Besiedelung des Universums beginnen<text:line-break/><text:line-break/>chmod 777 welten</text:span><text:span text:style-name="T13">#Berechtigung auf alle dürfen alles setzten</text:span><text:span text:style-name="T11"><text:line-break/>./welt<text:tab/>en<text:tab/><text:tab/>#startet wieder das Skript<text:line-break/><text:line-break/><text:line-break/></text:span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09:21:03.41</meta:creation-date>
    <dc:date>2020-05-19T08:43:54.24</dc:date>
    <meta:editing-duration>PT11H50M35S</meta:editing-duration>
    <meta:editing-cycles>15</meta:editing-cycles>
    <meta:generator>OpenOffice/4.1.7$Win32 OpenOffice.org_project/417m1$Build-9800</meta:generator>
    <meta:print-date>2019-08-29T16:28:29.94</meta:print-date>
    <meta:document-statistic meta:table-count="0" meta:image-count="0" meta:object-count="0" meta:page-count="1" meta:paragraph-count="1" meta:word-count="126" meta:character-count="952"/>
  </office:meta>
</office:document-meta>
</file>